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DejaVu Sans Mono1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6666" style:font-name="DejaVu Sans Mono" officeooo:rsid="00173259" officeooo:paragraph-rsid="001231a4"/>
    </style:style>
    <style:style style:name="P2" style:family="paragraph" style:parent-style-name="Standard">
      <style:text-properties style:use-window-font-color="true" style:font-name="DejaVu Sans Mono" officeooo:rsid="007fe07d" officeooo:paragraph-rsid="001231a4" fo:background-color="transparent"/>
    </style:style>
    <style:style style:name="P3" style:family="paragraph" style:parent-style-name="Standard">
      <style:paragraph-properties fo:break-before="page"/>
      <style:text-properties fo:color="#ff6666" style:font-name="DejaVu Sans Mono" officeooo:rsid="00173259" officeooo:paragraph-rsid="001231a4"/>
    </style:style>
    <style:style style:name="P4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-color="#33ff99"/>
    </style:style>
    <style:style style:name="P6" style:family="paragraph">
      <loext:graphic-properties draw:fill="none" draw:fill-color="#ffffff"/>
      <style:text-properties fo:font-size="34pt" fo:font-weight="bold" style:font-size-asian="34pt" style:font-weight-asian="bold" style:font-size-complex="34pt" style:font-weight-complex="bold"/>
    </style:style>
    <style:style style:name="P7" style:family="paragraph">
      <loext:graphic-properties draw:fill-color="#dddddd"/>
    </style:style>
    <style:style style:name="P8" style:family="paragraph">
      <loext:graphic-properties draw:fill-color="#ffff00"/>
    </style:style>
    <style:style style:name="P9" style:family="paragraph">
      <loext:graphic-properties draw:fill="none" draw:fill-color="#ffffff"/>
      <style:text-properties fo:color="#999999"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loext:graphic-properties draw:fill-color="#00ffff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text-properties style:font-name="DejaVu Sans Mono" fo:font-size="12pt" style:font-name-complex="DejaVu Sans Mono"/>
    </style:style>
    <style:style style:name="P14" style:family="paragraph">
      <loext:graphic-properties draw:fill-color="#72bf44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text-properties style:font-name="DejaVu Sans Mono1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style:font-name="DejaVu Sans Mono1" fo:font-weight="bold" style:font-weight-asian="bold" style:font-weight-complex="bold"/>
    </style:style>
    <style:style style:name="P18" style:family="paragraph">
      <loext:graphic-properties draw:fill-color="#72bf44"/>
      <style:paragraph-properties fo:text-align="center"/>
      <style:text-properties fo:font-size="12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4pt" fo:font-weight="bold" style:font-size-asian="34pt" style:font-weight-asian="bold" style:font-size-complex="34pt" style:font-weight-complex="bold"/>
    </style:style>
    <style:style style:name="T3" style:family="text">
      <style:text-properties fo:color="#999999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use-window-font-color="true" style:font-name="DejaVu Sans Mono" fo:font-size="12pt" style:font-name-complex="DejaVu Sans Mono"/>
    </style:style>
    <style:style style:name="T7" style:family="text">
      <style:text-properties fo:color="#5c2d91" style:font-name="DejaVu Sans Mono" fo:font-size="12pt" style:font-name-complex="DejaVu Sans Mono"/>
    </style:style>
    <style:style style:name="T8" style:family="text">
      <style:text-properties fo:color="#ff6666" style:font-name="DejaVu Sans Mono" fo:font-size="12pt" style:font-name-complex="DejaVu Sans Mono"/>
    </style:style>
    <style:style style:name="T9" style:family="text">
      <style:text-properties fo:color="#21409a" style:font-name="DejaVu Sans Mono" fo:font-size="12pt" style:font-name-complex="DejaVu Sans Mono"/>
    </style:style>
    <style:style style:name="T10" style:family="text">
      <style:text-properties style:font-name="DejaVu Sans Mono" fo:font-size="12pt" style:font-name-complex="DejaVu Sans Mono"/>
    </style:style>
    <style:style style:name="T11" style:family="text">
      <style:text-properties fo:color="#95231f" style:font-name="DejaVu Sans Mono" fo:font-size="12pt" style:font-name-complex="DejaVu Sans Mono"/>
    </style:style>
    <style:style style:name="T12" style:family="text">
      <style:text-properties style:font-name="DejaVu Sans Mono1" fo:font-size="12pt" fo:font-weight="bold" style:font-size-asian="10.5pt" style:font-weight-asian="bold" style:font-size-complex="12pt" style:font-weight-complex="bold"/>
    </style:style>
    <style:style style:name="gr1" style:family="graphic">
      <style:graphic-properties draw:textarea-horizontal-align="justify" draw:textarea-vertical-align="middle" draw:auto-grow-height="false" fo:min-height="7.472in" fo:min-width="4.936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27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33ff99" draw:textarea-horizontal-align="justify" draw:textarea-vertical-align="middle" draw:auto-grow-height="false" fo:min-height="1.3807in" fo:min-width="4.448in" style:run-through="foreground"/>
    </style:style>
    <style:style style:name="gr5" style:family="graphic">
      <style:graphic-properties draw:stroke="none" svg:stroke-color="#000000" draw:fill="none" draw:fill-color="#ffffff" fo:min-height="0.5957in" style:run-through="foreground"/>
    </style:style>
    <style:style style:name="gr6" style:family="graphic">
      <style:graphic-properties draw:fill-color="#dddddd" draw:textarea-horizontal-align="justify" draw:textarea-vertical-align="middle" draw:auto-grow-height="false" fo:min-height="8.7862in" fo:min-width="4.9362in" style:run-through="foreground"/>
    </style:style>
    <style:style style:name="gr7" style:family="graphic">
      <style:graphic-properties draw:fill-color="#33ff99" draw:textarea-horizontal-align="justify" draw:textarea-vertical-align="middle" draw:auto-grow-height="false" fo:min-height="3.6193in" fo:min-width="4.2063in" style:run-through="foreground"/>
    </style:style>
    <style:style style:name="gr8" style:family="graphic">
      <style:graphic-properties draw:fill-color="#ffff00" draw:textarea-horizontal-align="justify" draw:textarea-vertical-align="middle" draw:auto-grow-height="false" fo:min-height="2.8035in" fo:min-width="3.3717in" style:run-through="foreground"/>
    </style:style>
    <style:style style:name="gr9" style:family="graphic">
      <style:graphic-properties draw:fill-color="#ffff00" draw:textarea-horizontal-align="justify" draw:textarea-vertical-align="middle" draw:auto-grow-height="false" fo:min-height="1.1256in" fo:min-width="3.5535in" style:run-through="foreground"/>
    </style:style>
    <style:style style:name="gr10" style:family="graphic">
      <style:graphic-properties draw:stroke="none" svg:stroke-color="#000000" draw:fill="none" draw:fill-color="#ffffff" fo:min-height="0.6398in" style:run-through="foreground"/>
    </style:style>
    <style:style style:name="gr11" style:family="graphic">
      <style:graphic-properties draw:stroke="none" svg:stroke-color="#000000" draw:fill="none" draw:fill-color="#ffffff" fo:min-height="0.5772in" style:run-through="foreground"/>
    </style:style>
    <style:style style:name="gr12" style:family="graphic">
      <style:graphic-properties draw:fill-color="#00ffff" draw:textarea-horizontal-align="justify" draw:textarea-vertical-align="middle" draw:auto-grow-height="false" fo:min-height="0.5138in" fo:min-width="3.052in" style:run-through="foreground"/>
    </style:style>
    <style:style style:name="gr13" style:family="graphic">
      <style:graphic-properties draw:fill-color="#00ffff" draw:textarea-horizontal-align="justify" draw:textarea-vertical-align="middle" draw:auto-grow-height="false" fo:min-height="0.2339in" fo:min-width="3.0811in" style:run-through="foreground"/>
    </style:style>
    <style:style style:name="gr14" style:family="graphic">
      <style:graphic-properties draw:fill-color="#00ffff" draw:textarea-horizontal-align="justify" draw:textarea-vertical-align="middle" draw:auto-grow-height="false" fo:min-height="0.5209in" fo:min-width="3.1063in" style:run-through="foreground"/>
    </style:style>
    <style:style style:name="gr15" style:family="graphic">
      <style:graphic-properties draw:stroke="none" svg:stroke-color="#000000" draw:fill="none" draw:fill-color="#ffffff" fo:min-height="0.448in" style:run-through="foreground"/>
    </style:style>
    <style:style style:name="gr16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8.7862in" fo:min-width="4.9362in" style:run-through="foreground"/>
    </style:style>
    <style:style style:name="gr18" style:family="graphic">
      <style:graphic-properties draw:stroke="none" svg:stroke-color="#000000" draw:fill="none" draw:fill-color="#ffffff" fo:min-height="1.2783in" style:run-through="foreground"/>
    </style:style>
    <style:style style:name="gr19" style:family="graphic">
      <style:graphic-properties draw:fill-color="#33ff99" draw:textarea-horizontal-align="justify" draw:textarea-vertical-align="middle" draw:auto-grow-height="false" fo:min-height="1.3807in" fo:min-width="4.44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1.086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ffff00" draw:textarea-horizontal-align="justify" draw:textarea-vertical-align="middle" draw:auto-grow-height="false" fo:min-height="0.2917in" fo:min-width="3.6437in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22" style:family="graphic">
      <style:graphic-properties draw:fill-color="#ffff00" draw:textarea-horizontal-align="justify" draw:textarea-vertical-align="middle" draw:auto-grow-height="false" fo:min-height="0.6118in" fo:min-width="3.6091in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23" style:family="graphic">
      <style:graphic-properties draw:fill-color="#ffff00" draw:textarea-horizontal-align="justify" draw:textarea-vertical-align="middle" draw:auto-grow-height="false" fo:min-height="0.1665in" fo:min-width="3.6575in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2.562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width="0.0201in" svg:stroke-color="#72bf44" draw:marker-start-width="0.1689in" draw:marker-end-width="0.1689in" draw:fill-color="#72bf44" draw:textarea-horizontal-align="center" draw:textarea-vertical-align="middle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marker-start="Arrow" draw:marker-start-width="0.0693in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marker-start="Arrow" draw:marker-start-width="0.0693in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width="0.0201in" svg:stroke-color="#cccccc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width="0.0201in" svg:stroke-color="#3465a4" draw:marker-start-width="0.1689in" draw:marker-end-width="0.1689in" draw:fill-color="#72bf44" draw:textarea-horizontal-align="center" draw:textarea-vertical-align="middle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color="#000000" draw:fill="none" draw:fill-color="#ffffff" fo:min-height="0.190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color="#000000" draw:fill="none" draw:fill-color="#ffffff" fo:min-height="0.217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color="#000000" draw:fill="none" draw:fill-color="#ffffff" fo:min-height="0.222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svg:stroke-color="#000000" draw:fill="none" draw:fill-color="#ffffff" fo:min-height="1.9453in" style:run-through="foreground"/>
    </style:style>
    <style:style style:name="gr34" style:family="graphic">
      <style:graphic-properties svg:stroke-width="0.0201in" svg:stroke-color="#72bf44" draw:marker-start-width="0.1689in" draw:marker-end-width="0.1689in" draw:fill-color="#72bf44" draw:textarea-horizontal-align="center" draw:textarea-vertical-align="middle" fo:padding-top="0.0098in" fo:padding-bottom="0.0098in" fo:padding-left="0.0098in" fo:padding-right="0.0098in" style:run-through="foreground"/>
    </style:style>
    <style:style style:name="gr35" style:family="graphic">
      <style:graphic-properties draw:marker-start="Arrow" draw:marker-start-width="0.0693in" draw:textarea-horizontal-align="center" draw:textarea-vertical-align="middle" style:run-through="foreground"/>
    </style:style>
    <style:style style:name="gr36" style:family="graphic">
      <style:graphic-properties svg:stroke-width="0.0201in" svg:stroke-color="#cccccc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/>
    </style:style>
    <style:style style:name="gr37" style:family="graphic">
      <style:graphic-properties svg:stroke-width="0.0201in" svg:stroke-color="#3465a4" draw:marker-start-width="0.1689in" draw:marker-end-width="0.1689in" draw:fill-color="#72bf44" draw:textarea-horizontal-align="center" draw:textarea-vertical-align="middle" fo:padding-top="0.0098in" fo:padding-bottom="0.0098in" fo:padding-left="0.0098in" fo:padding-right="0.0098in" style:run-through="foreground"/>
    </style:style>
    <style:style style:name="gr38" style:family="graphic">
      <style:graphic-properties draw:stroke="none" svg:stroke-color="#000000" draw:fill="none" draw:fill-color="#ffffff" fo:min-height="0.4346in" style:run-through="foreground"/>
    </style:style>
    <style:style style:name="gr39" style:family="graphic">
      <style:graphic-properties draw:stroke="none" svg:stroke-color="#000000" draw:fill="none" draw:fill-color="#ffffff" fo:min-height="0.3898in" style:run-through="foreground"/>
    </style:style>
    <style:style style:name="gr40" style:family="graphic">
      <style:graphic-properties draw:stroke="none" svg:stroke-color="#000000" draw:fill="none" draw:fill-color="#ffffff" fo:min-height="0.2173in" style:run-through="foreground"/>
    </style:style>
    <style:style style:name="gr41" style:family="graphic">
      <style:graphic-properties draw:stroke="none" svg:stroke-color="#000000" draw:fill="none" draw:fill-color="#ffffff" fo:min-height="0.4346in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42" style:family="graphic">
      <style:graphic-properties svg:stroke-width="0.0201in" svg:stroke-color="#ed1c24" draw:marker-start-width="0.1689in" draw:marker-end-width="0.1689in" draw:fill-color="#72bf44" draw:textarea-horizontal-align="center" draw:textarea-vertical-align="middle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3" draw:style-name="gr3"><draw:custom-shape draw:name="Shape1" draw:style-name="gr6" draw:text-style-name="P7" svg:width="5.4697in" svg:height="9.3197in" svg:x="9.4311in" svg:y="0.346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7" draw:text-style-name="P5" svg:width="4.5969in" svg:height="4.0098in" svg:x="9.8677in" svg:y="5.285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7" draw:text-style-name="P5" svg:width="4.5969in" svg:height="4.0098in" svg:x="9.8677in" svg:y="1.216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8" draw:text-style-name="P8" svg:width="3.6748in" svg:height="3.1067in" svg:x="10.261in" svg:y="1.918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9" draw:text-style-name="P8" svg:width="3.6748in" svg:height="1.2469in" svg:x="10.2791in" svg:y="7.770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9" draw:text-style-name="P8" svg:width="3.6748in" svg:height="1.2469in" svg:x="10.2791in" svg:y="6.383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0" draw:text-style-name="P9" svg:width="2.463in" svg:height="0.6398in" svg:x="11.0185in" svg:y="0.4217in"><draw:text-box><text:p><text:span text:style-name="T3">Test suite</text:span></text:p></draw:text-box></draw:frame><draw:frame draw:name="Shape4" draw:style-name="gr5" draw:text-style-name="P6" svg:width="2.9748in" svg:height="0.5961in" svg:x="10.7709in" svg:y="1.2465in"><draw:text-box><text:p><text:span text:style-name="T2">Test routine 1</text:span></text:p></draw:text-box></draw:frame><draw:frame draw:name="Shape4" draw:style-name="gr11" draw:text-style-name="P6" svg:width="2.8606in" svg:height="0.5776in" svg:x="10.752in" svg:y="5.5402in"><draw:text-box><text:p><text:span text:style-name="T2">Test routine 2</text:span></text:p></draw:text-box></draw:frame><draw:frame draw:name="Shape4" draw:style-name="gr11" draw:text-style-name="P10" svg:width="1.8949in" svg:height="0.5776in" svg:x="11.2768in" svg:y="1.9402in"><draw:text-box><text:p><text:span text:style-name="T4">Test case</text:span></text:p></draw:text-box></draw:frame><draw:frame draw:name="Shape4" draw:style-name="gr11" draw:text-style-name="P10" svg:width="2.1634in" svg:height="0.5776in" svg:x="11.0331in" svg:y="6.3839in"><draw:text-box><text:p><text:span text:style-name="T4">Test case 1</text:span></text:p></draw:text-box></draw:frame><draw:custom-shape draw:name="Shape5" draw:style-name="gr12" draw:text-style-name="P11" svg:width="3.1067in" svg:height="0.5685in" svg:x="10.5449in" svg:y="2.618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2" draw:text-style-name="P11" svg:width="3.1067in" svg:height="0.5685in" svg:x="10.5449in" svg:y="3.312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2" draw:text-style-name="P11" svg:width="3.1067in" svg:height="0.5685in" svg:x="10.5449in" svg:y="4.024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1" draw:text-style-name="P10" svg:width="2.1634in" svg:height="0.5776in" svg:x="11.0331in" svg:y="7.7717in"><draw:text-box><text:p><text:span text:style-name="T4">Test case 2</text:span></text:p></draw:text-box></draw:frame><draw:custom-shape draw:name="Shape5" draw:style-name="gr13" draw:text-style-name="P11" svg:width="3.1067in" svg:height="0.2594in" svg:x="10.5449in" svg:y="7.25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3" draw:text-style-name="P11" svg:width="3.1067in" svg:height="0.2594in" svg:x="10.5449in" svg:y="6.92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4" draw:text-style-name="P11" svg:width="3.1067in" svg:height="0.5213in" svg:x="10.5449in" svg:y="8.3484in"><text:p/>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5" draw:text-style-name="P12" svg:width="2.0315in" svg:height="0.448in" svg:x="11.0894in" svg:y="2.6902in"><draw:text-box><text:p><text:span text:style-name="T5">Test check 1</text:span></text:p></draw:text-box></draw:frame><draw:frame draw:name="Shape4" draw:style-name="gr15" draw:text-style-name="P12" svg:width="2.0315in" svg:height="0.448in" svg:x="11.0894in" svg:y="3.3839in"><draw:text-box><text:p><text:span text:style-name="T5">Test check 2</text:span></text:p></draw:text-box></draw:frame><draw:frame draw:name="Shape4" draw:style-name="gr15" draw:text-style-name="P12" svg:width="2.0315in" svg:height="0.448in" svg:x="11.0894in" svg:y="4.0776in"><draw:text-box><text:p><text:span text:style-name="T5">Test check 3</text:span></text:p></draw:text-box></draw:frame></draw:g><draw:custom-shape text:anchor-type="paragraph" draw:z-index="0" draw:name="Shape1" draw:style-name="gr1" svg:width="5.4697in" svg:height="8.0059in" svg:x="0.1972in" svg:y="0.384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" draw:name="Shape4" draw:style-name="gr2" draw:text-style-name="P4" svg:width="2.463in" svg:height="1.2787in" svg:x="1.7846in" svg:y="0.4598in"><draw:text-box><text:p><text:span text:style-name="T1">Test suite</text:span></text:p></draw:text-box></draw:frame><draw:g text:anchor-type="paragraph" draw:z-index="2" draw:style-name="gr3"><draw:custom-shape draw:name="Shape2" draw:style-name="gr4" draw:text-style-name="P5" svg:width="4.5969in" svg:height="1.5295in" svg:x="0.6339in" svg:y="1.25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5" draw:text-style-name="P6" svg:width="2.9748in" svg:height="0.5961in" svg:x="1.5366in" svg:y="1.2846in"><draw:text-box><text:p><text:span text:style-name="T2">Test routine 1</text:span></text:p></draw:text-box></draw:frame></draw:g><draw:g text:anchor-type="paragraph" draw:z-index="5" draw:style-name="gr3"><draw:custom-shape draw:name="Shape2" draw:style-name="gr4" draw:text-style-name="P5" svg:width="4.5969in" svg:height="1.5295in" svg:x="0.6339in" svg:y="2.9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5" draw:text-style-name="P6" svg:width="2.9748in" svg:height="0.5961in" svg:x="1.5366in" svg:y="2.9346in"><draw:text-box><text:p><text:span text:style-name="T2">Test routine 2</text:span></text:p></draw:text-box></draw:frame></draw:g><draw:g text:anchor-type="paragraph" draw:z-index="6" draw:style-name="gr3"><draw:custom-shape draw:name="Shape2" draw:style-name="gr4" draw:text-style-name="P5" svg:width="4.5969in" svg:height="1.5295in" svg:x="0.6339in" svg:y="4.592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5" draw:text-style-name="P6" svg:width="2.9748in" svg:height="0.5961in" svg:x="1.5366in" svg:y="4.6224in"><draw:text-box><text:p><text:span text:style-name="T2">Test routine 3</text:span></text:p></draw:text-box></draw:frame></draw:g><draw:custom-shape text:anchor-type="paragraph" draw:z-index="9" draw:name="Shape3" draw:style-name="gr21" draw:text-style-name="P8" svg:width="3.6748in" svg:height="0.3224in" svg:x="1.0417in" svg:y="2.30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3" draw:style-name="gr21" draw:text-style-name="P8" svg:width="3.6748in" svg:height="0.3224in" svg:x="1.0417in" svg:y="1.915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3" draw:style-name="gr22" draw:text-style-name="P8" svg:width="3.6748in" svg:height="0.6776in" svg:x="1.0417in" svg:y="3.58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3" draw:style-name="gr23" draw:text-style-name="P8" svg:width="3.6748in" svg:height="0.1835in" svg:x="1.0417in" svg:y="5.27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3" draw:style-name="gr23" draw:text-style-name="P8" svg:width="3.6748in" svg:height="0.1835in" svg:x="1.0417in" svg:y="5.515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3" draw:style-name="gr23" draw:text-style-name="P8" svg:width="3.6748in" svg:height="0.1835in" svg:x="1.0417in" svg:y="5.77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2" draw:style-name="gr19" draw:text-style-name="P5" svg:width="4.5969in" svg:height="1.5295in" svg:x="0.6339in" svg:y="6.26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8" draw:name="Shape4" draw:style-name="gr20" draw:text-style-name="P6" svg:width="3.1122in" svg:height="1.087in" svg:x="1.4429in" svg:y="6.2909in"><draw:text-box><text:p><text:span text:style-name="T2">Test routines ...</text:span></text:p></draw:text-box></draw:frame></text:p>
      <text:p text:style-name="P3"><draw:g text:anchor-type="paragraph" draw:z-index="4" draw:style-name="gr16"><draw:custom-shape draw:name="Shape1" draw:style-name="gr17" svg:width="5.4697in" svg:height="9.3197in" svg:x="-0.4043in" svg:y="0.384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7" draw:text-style-name="P5" svg:width="4.5969in" svg:height="4.0098in" svg:x="0.0319in" svg:y="5.323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7" draw:text-style-name="P5" svg:width="4.5969in" svg:height="4.0098in" svg:x="0.0319in" svg:y="1.25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8" draw:text-style-name="P8" svg:width="3.6748in" svg:height="3.1067in" svg:x="0.4256in" svg:y="1.956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9" draw:text-style-name="P8" svg:width="3.6748in" svg:height="1.2469in" svg:x="0.4437in" svg:y="7.80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9" draw:text-style-name="P8" svg:width="3.6748in" svg:height="1.2469in" svg:x="0.4437in" svg:y="6.421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8" draw:text-style-name="P4" svg:width="2.463in" svg:height="1.2787in" svg:x="1.1831in" svg:y="0.4598in"><draw:text-box><text:p><text:span text:style-name="T1">Test suite</text:span></text:p></draw:text-box></draw:frame><draw:frame draw:name="Shape4" draw:style-name="gr5" draw:text-style-name="P6" svg:width="2.9748in" svg:height="0.5961in" svg:x="0.9354in" svg:y="1.2846in"><draw:text-box><text:p><text:span text:style-name="T2">Test routine 1</text:span></text:p></draw:text-box></draw:frame><draw:frame draw:name="Shape4" draw:style-name="gr11" draw:text-style-name="P6" svg:width="2.8606in" svg:height="0.5776in" svg:x="0.9165in" svg:y="5.5783in"><draw:text-box><text:p><text:span text:style-name="T2">Test routine 2</text:span></text:p></draw:text-box></draw:frame><draw:frame draw:name="Shape4" draw:style-name="gr11" draw:text-style-name="P10" svg:width="1.8949in" svg:height="0.5776in" svg:x="1.4413in" svg:y="1.9783in"><draw:text-box><text:p><text:span text:style-name="T4">Test case</text:span></text:p></draw:text-box></draw:frame><draw:frame draw:name="Shape4" draw:style-name="gr11" draw:text-style-name="P10" svg:width="2.1634in" svg:height="0.5776in" svg:x="1.1976in" svg:y="6.422in"><draw:text-box><text:p><text:span text:style-name="T4">Test case 1</text:span></text:p></draw:text-box></draw:frame><draw:custom-shape draw:name="Shape5" draw:style-name="gr12" draw:text-style-name="P11" svg:width="3.1067in" svg:height="0.5685in" svg:x="0.7094in" svg:y="2.656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2" draw:text-style-name="P11" svg:width="3.1067in" svg:height="0.5685in" svg:x="0.7094in" svg:y="3.350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2" draw:text-style-name="P11" svg:width="3.1067in" svg:height="0.5685in" svg:x="0.7094in" svg:y="4.06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1" draw:text-style-name="P10" svg:width="2.1634in" svg:height="0.5776in" svg:x="1.1976in" svg:y="7.8098in"><draw:text-box><text:p><text:span text:style-name="T4">Test case 2</text:span></text:p></draw:text-box></draw:frame><draw:custom-shape draw:name="Shape5" draw:style-name="gr13" draw:text-style-name="P11" svg:width="3.1067in" svg:height="0.2594in" svg:x="0.7094in" svg:y="7.297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3" draw:text-style-name="P11" svg:width="3.1067in" svg:height="0.2594in" svg:x="0.7094in" svg:y="6.959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4" draw:text-style-name="P11" svg:width="3.1067in" svg:height="0.5213in" svg:x="0.7094in" svg:y="8.3866in"><text:p/>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5" draw:text-style-name="P12" svg:width="2.0315in" svg:height="0.448in" svg:x="1.2539in" svg:y="2.7283in"><draw:text-box><text:p><text:span text:style-name="T5">Test check 1</text:span></text:p></draw:text-box></draw:frame><draw:frame draw:name="Shape4" draw:style-name="gr15" draw:text-style-name="P12" svg:width="2.0315in" svg:height="0.448in" svg:x="1.2539in" svg:y="3.422in"><draw:text-box><text:p><text:span text:style-name="T5">Test check 2</text:span></text:p></draw:text-box></draw:frame><draw:frame draw:name="Shape4" draw:style-name="gr15" draw:text-style-name="P12" svg:width="2.0315in" svg:height="0.448in" svg:x="1.2539in" svg:y="4.1157in"><draw:text-box><text:p><text:span text:style-name="T5">Test check 3</text:span></text:p></draw:text-box></draw:frame></draw:g></text:p>
      <text:p text:style-name="P3"/>
      <text:p text:style-name="P2"><draw:g text:anchor-type="paragraph" draw:z-index="25" draw:style-name="gr3"><draw:frame draw:name="Shape5" draw:style-name="gr33" draw:text-style-name="P13" svg:width="4.1177in" svg:height="1.9453in" svg:x="1.6299in" svg:y="0.1287in"><draw:text-box><text:p><text:span text:style-name="T6">19</text:span><text:span text:style-name="T7"> function</text:span><text:span text:style-name="T8"> </text:span><text:span text:style-name="T9">joinTwo</text:span><text:span text:style-name="T10">( </text:span><text:span text:style-name="T9">test</text:span><text:span text:style-name="T10"> )</text:span><text:span text:style-name="T10"><text:tab/></text:span></text:p><text:p><text:span text:style-name="T10">20 {</text:span></text:p><text:p><text:span text:style-name="T10">21</text:span></text:p><text:p><text:span text:style-name="T10">22 <text:s text:c="2"/></text:span><text:span text:style-name="T9">test</text:span><text:span text:style-name="T10">.case = </text:span><text:span text:style-name="T11">'join strings'</text:span><text:span text:style-name="T10">;</text:span></text:p><text:p><text:span text:style-name="T10">23 <text:s text:c="2"/></text:span><text:span text:style-name="T7">var</text:span><text:span text:style-name="T10"> got = Join.join( </text:span><text:span text:style-name="T11">'a'</text:span><text:span text:style-name="T6">,</text:span><text:span text:style-name="T11">'b' </text:span><text:span text:style-name="T10">);</text:span></text:p><text:p><text:span text:style-name="T10">24 <text:s text:c="2"/></text:span><text:span text:style-name="T7">var</text:span><text:span text:style-name="T10"> expected = </text:span><text:span text:style-name="T11">'ab'</text:span><text:span text:style-name="T10">;</text:span></text:p><text:p><text:span text:style-name="T10">25 <text:s text:c="2"/></text:span><text:span text:style-name="T9">test</text:span><text:span text:style-name="T10">.identical( got</text:span><text:span text:style-name="T10">,expected );</text:span></text:p><text:p><text:span text:style-name="T10">26</text:span></text:p><text:p><text:span text:style-name="T10">27 }</text:span></text:p><text:p><text:span text:style-name="T10">28</text:span></text:p></draw:text-box></draw:frame><draw:polyline draw:name="Shape7" draw:style-name="gr34" draw:text-style-name="P14" svg:width="0.113in" svg:height="0.7925in" draw:transform="rotate (-3.14159265358979) translate (1.69592629046369in 1.48541666666667in)" svg:viewBox="0 0 288 2014" draw:points="25,2014 288,2014 288,1901 288,0 0,0"><text:p/></draw:polyline><draw:line draw:name="Shape6" draw:style-name="gr35" draw:text-style-name="P15" svg:x1="4.9043in" svg:y1="0.8244in" svg:x2="5.6335in" svg:y2="0.8063in"><text:p/></draw:line><draw:line draw:name="Shape6" draw:style-name="gr35" draw:text-style-name="P15" svg:x1="5.2295in" svg:y1="1.4181in" svg:x2="5.724in" svg:y2="1.4in"><text:p/></draw:line><draw:line draw:name="Shape9" draw:style-name="gr36" draw:text-style-name="P15" svg:x1="1.8933in" svg:y1="0.0772in" svg:x2="1.8925in" svg:y2="2.1244in"><text:p/></draw:line><draw:polyline draw:name="Shape7" draw:style-name="gr37" draw:text-style-name="P14" svg:width="0.2067in" svg:height="1.7512in" draw:transform="rotate (-3.14159265358979) translate (1.69592629046369in 1.86388888888889in)" svg:viewBox="0 0 526 4449" draw:points="46,4449 526,4449 526,4199 526,0 0,0"><text:p/></draw:polyline><draw:frame draw:name="Shape8" draw:style-name="gr38" draw:text-style-name="P17" svg:width="1.3232in" svg:height="0.435in" svg:x="0.0634in" svg:y="0.0661in"><draw:text-box><text:p text:style-name="P15"><text:span text:style-name="T12">test routine</text:span></text:p><text:p text:style-name="P15"><text:span text:style-name="T12">'joinTwo'</text:span></text:p></draw:text-box></draw:frame><draw:frame draw:name="Shape8" draw:style-name="gr39" draw:text-style-name="P16" svg:width="2.5461in" svg:height="0.3898in" svg:x="5.7154in" svg:y="0.6772in"><draw:text-box><text:p><text:span text:style-name="T12">test case 'join strings'</text:span></text:p></draw:text-box></draw:frame><draw:frame draw:name="Shape8" draw:style-name="gr40" draw:text-style-name="P16" svg:width="1.185in" svg:height="0.2177in" svg:x="5.8087in" svg:y="1.2709in"><draw:text-box><text:p><text:span text:style-name="T12">test check </text:span></text:p></draw:text-box></draw:frame><draw:polyline draw:name="Shape7" draw:style-name="gr34" draw:text-style-name="P14" svg:width="0.113in" svg:height="0.7925in" svg:x="5.2591in" svg:y="0.7134in" svg:viewBox="0 0 288 2014" draw:points="25,2014 288,2014 288,1901 288,0 0,0"><text:p/></draw:polyline></draw:g><draw:frame text:anchor-type="paragraph" draw:z-index="26" draw:name="Shape8" draw:style-name="gr41" draw:text-style-name="P17" svg:width="1.3232in" svg:height="0.435in" svg:x="0.052in" svg:y="2.3126in"><draw:text-box><text:p text:style-name="P15"><text:span text:style-name="T12">test routine</text:span></text:p><text:p text:style-name="P15"><text:span text:style-name="T12">'joinTwo'</text:span></text:p></draw:text-box></draw:frame><draw:frame text:anchor-type="paragraph" draw:z-index="15" draw:name="Shape5" draw:style-name="gr24" draw:text-style-name="P13" svg:width="4.8752in" svg:height="2.563in" svg:x="1.5984in" svg:y="2.3319in"><draw:text-box><text:p><text:span text:style-name="T6">1</text:span><text:span text:style-name="T6">9</text:span><text:span text:style-name="T7"> </text:span><text:span text:style-name="T7">f</text:span><text:span text:style-name="T7">u</text:span><text:span text:style-name="T7">n</text:span><text:span text:style-name="T7">c</text:span><text:span text:style-name="T7">t</text:span><text:span text:style-name="T7">i</text:span><text:span text:style-name="T7">o</text:span><text:span text:style-name="T7">n</text:span><text:span text:style-name="T8"> </text:span><text:span text:style-name="T9">j</text:span><text:span text:style-name="T9">o</text:span><text:span text:style-name="T9">i</text:span><text:span text:style-name="T9">n</text:span><text:span text:style-name="T9">T</text:span><text:span text:style-name="T9">w</text:span><text:span text:style-name="T9">o</text:span><text:span text:style-name="T10">(</text:span><text:span text:style-name="T10"> </text:span><text:span text:style-name="T9">t</text:span><text:span text:style-name="T9">e</text:span><text:span text:style-name="T9">s</text:span><text:span text:style-name="T9">t</text:span><text:span text:style-name="T10"> </text:span><text:span text:style-name="T10">)</text:span><text:span text:style-name="T10"><text:tab/></text:span></text:p><text:p><text:span text:style-name="T10">2</text:span><text:span text:style-name="T10">0</text:span><text:span text:style-name="T10"> </text:span><text:span text:style-name="T10">{</text:span></text:p><text:p><text:span text:style-name="T10">2</text:span><text:span text:style-name="T10">1</text:span></text:p><text:p><text:span text:style-name="T10">2</text:span><text:span text:style-name="T10">2</text:span><text:span text:style-name="T10"> </text:span><text:span text:style-name="T10"><text:s/></text:span><text:span text:style-name="T10"><text:s/></text:span><text:span text:style-name="T9">t</text:span><text:span text:style-name="T9">e</text:span><text:span text:style-name="T9">s</text:span><text:span text:style-name="T9">t</text:span><text:span text:style-name="T10">.</text:span><text:span text:style-name="T10">o</text:span><text:span text:style-name="T10">p</text:span><text:span text:style-name="T10">e</text:span><text:span text:style-name="T10">n</text:span><text:span text:style-name="T10">(</text:span><text:span text:style-name="T10"> </text:span><text:span text:style-name="T11">'</text:span><text:span text:style-name="T11">j</text:span><text:span text:style-name="T11">o</text:span><text:span text:style-name="T11">i</text:span><text:span text:style-name="T11">n</text:span><text:span text:style-name="T11"> </text:span><text:span text:style-name="T11">s</text:span><text:span text:style-name="T11">t</text:span><text:span text:style-name="T11">r</text:span><text:span text:style-name="T11">i</text:span><text:span text:style-name="T11">n</text:span><text:span text:style-name="T11">g</text:span><text:span text:style-name="T11">s</text:span><text:span text:style-name="T11">'</text:span><text:span text:style-name="T11"> </text:span><text:span text:style-name="T6">)</text:span><text:span text:style-name="T10">;</text:span></text:p><text:p><text:span text:style-name="T10">2</text:span><text:span text:style-name="T10">3</text:span><text:span text:style-name="T10"> </text:span><text:span text:style-name="T10"><text:s/></text:span><text:span text:style-name="T10"><text:s/></text:span><text:span text:style-name="T7">v</text:span><text:span text:style-name="T7">a</text:span><text:span text:style-name="T7">r</text:span><text:span text:style-name="T10"> </text:span><text:span text:style-name="T10">g</text:span><text:span text:style-name="T10">o</text:span><text:span text:style-name="T10">t</text:span><text:span text:style-name="T10"> </text:span><text:span text:style-name="T10">=</text:span><text:span text:style-name="T10"> </text:span><text:span text:style-name="T10">J</text:span><text:span text:style-name="T10">o</text:span><text:span text:style-name="T10">i</text:span><text:span text:style-name="T10">n</text:span><text:span text:style-name="T10">.</text:span><text:span text:style-name="T10">j</text:span><text:span text:style-name="T10">o</text:span><text:span text:style-name="T10">i</text:span><text:span text:style-name="T10">n</text:span><text:span text:style-name="T10">(</text:span><text:span text:style-name="T10"> </text:span><text:span text:style-name="T11">'</text:span><text:span text:style-name="T11">a</text:span><text:span text:style-name="T11">'</text:span><text:span text:style-name="T6">,</text:span><text:span text:style-name="T11">'</text:span><text:span text:style-name="T11">b</text:span><text:span text:style-name="T11">'</text:span><text:span text:style-name="T11"> </text:span><text:span text:style-name="T10">)</text:span><text:span text:style-name="T10">;</text:span></text:p><text:p><text:span text:style-name="T10">2</text:span><text:span text:style-name="T10">4</text:span><text:span text:style-name="T10"> </text:span><text:span text:style-name="T10"><text:s/></text:span><text:span text:style-name="T10"><text:s/></text:span><text:span text:style-name="T7">v</text:span><text:span text:style-name="T7">a</text:span><text:span text:style-name="T7">r</text:span><text:span text:style-name="T10"> </text:span><text:span text:style-name="T10">e</text:span><text:span text:style-name="T10">x</text:span><text:span text:style-name="T10">p</text:span><text:span text:style-name="T10">e</text:span><text:span text:style-name="T10">c</text:span><text:span text:style-name="T10">t</text:span><text:span text:style-name="T10">e</text:span><text:span text:style-name="T10">d</text:span><text:span text:style-name="T10"> </text:span><text:span text:style-name="T10">=</text:span><text:span text:style-name="T10"> </text:span><text:span text:style-name="T11">'</text:span><text:span text:style-name="T11">a</text:span><text:span text:style-name="T11">b</text:span><text:span text:style-name="T11">'</text:span><text:span text:style-name="T10">;</text:span></text:p><text:p><text:span text:style-name="T10">2</text:span><text:span text:style-name="T10">5</text:span><text:span text:style-name="T10"> </text:span><text:span text:style-name="T10"><text:s/></text:span><text:span text:style-name="T10"><text:s/></text:span><text:span text:style-name="T9">t</text:span><text:span text:style-name="T9">e</text:span><text:span text:style-name="T9">s</text:span><text:span text:style-name="T9">t</text:span><text:span text:style-name="T10">.</text:span><text:span text:style-name="T10">o</text:span><text:span text:style-name="T10">p</text:span><text:span text:style-name="T10">e</text:span><text:span text:style-name="T10">n</text:span><text:span text:style-name="T10">(</text:span><text:span text:style-name="T10"> </text:span><text:span text:style-name="T11">'</text:span><text:span text:style-name="T11">a</text:span><text:span text:style-name="T11">n</text:span><text:span text:style-name="T11">o</text:span><text:span text:style-name="T11">t</text:span><text:span text:style-name="T11">h</text:span><text:span text:style-name="T11">e</text:span><text:span text:style-name="T11">r</text:span><text:span text:style-name="T11">V</text:span><text:span text:style-name="T11">a</text:span><text:span text:style-name="T11">l</text:span><text:span text:style-name="T11">u</text:span><text:span text:style-name="T11">e</text:span><text:span text:style-name="T11">s</text:span><text:span text:style-name="T11">'</text:span><text:span text:style-name="T11"> </text:span><text:span text:style-name="T10">)</text:span><text:span text:style-name="T10">;</text:span></text:p><text:p><text:span text:style-name="T10">2</text:span><text:span text:style-name="T10">6</text:span><text:span text:style-name="T10"><text:tab/></text:span><text:span text:style-name="T9">t</text:span><text:span text:style-name="T9">e</text:span><text:span text:style-name="T9">s</text:span><text:span text:style-name="T9">t</text:span><text:span text:style-name="T10">.</text:span><text:span text:style-name="T10">i</text:span><text:span text:style-name="T10">d</text:span><text:span text:style-name="T10">e</text:span><text:span text:style-name="T10">n</text:span><text:span text:style-name="T10">t</text:span><text:span text:style-name="T10">i</text:span><text:span text:style-name="T10">c</text:span><text:span text:style-name="T10">a</text:span><text:span text:style-name="T10">l</text:span><text:span text:style-name="T10">(</text:span><text:span text:style-name="T10"> </text:span><text:span text:style-name="T10">J</text:span><text:span text:style-name="T10">o</text:span><text:span text:style-name="T10">i</text:span><text:span text:style-name="T10">n</text:span><text:span text:style-name="T10">.</text:span><text:span text:style-name="T10">j</text:span><text:span text:style-name="T10">o</text:span><text:span text:style-name="T10">i</text:span><text:span text:style-name="T10">n</text:span><text:span text:style-name="T10">(</text:span><text:span text:style-name="T10"> </text:span><text:span text:style-name="T10">1</text:span><text:span text:style-name="T10">,</text:span><text:span text:style-name="T10">2</text:span><text:span text:style-name="T10"> </text:span><text:span text:style-name="T10">)</text:span><text:span text:style-name="T10">,</text:span><text:span text:style-name="T10"> </text:span><text:span text:style-name="T11">'</text:span><text:span text:style-name="T11">1</text:span><text:span text:style-name="T11">2</text:span><text:span text:style-name="T11">'</text:span><text:span text:style-name="T11"> </text:span><text:span text:style-name="T6">)</text:span><text:span text:style-name="T10">;</text:span></text:p><text:p><text:span text:style-name="T10">2</text:span><text:span text:style-name="T10">7</text:span><text:span text:style-name="T10"> </text:span><text:span text:style-name="T10"><text:s/></text:span><text:span text:style-name="T10"><text:s/></text:span><text:span text:style-name="T9">t</text:span><text:span text:style-name="T9">e</text:span><text:span text:style-name="T9">s</text:span><text:span text:style-name="T9">t</text:span><text:span text:style-name="T10">.</text:span><text:span text:style-name="T10">c</text:span><text:span text:style-name="T10">l</text:span><text:span text:style-name="T10">o</text:span><text:span text:style-name="T10">s</text:span><text:span text:style-name="T10">e</text:span><text:span text:style-name="T10">(</text:span><text:span text:style-name="T10"> </text:span><text:span text:style-name="T11">'</text:span><text:span text:style-name="T11">a</text:span><text:span text:style-name="T11">n</text:span><text:span text:style-name="T11">o</text:span><text:span text:style-name="T11">t</text:span><text:span text:style-name="T11">h</text:span><text:span text:style-name="T11">e</text:span><text:span text:style-name="T11">r</text:span><text:span text:style-name="T11">V</text:span><text:span text:style-name="T11">a</text:span><text:span text:style-name="T11">l</text:span><text:span text:style-name="T11">u</text:span><text:span text:style-name="T11">e</text:span><text:span text:style-name="T11">s</text:span><text:span text:style-name="T11">'</text:span><text:span text:style-name="T11"> </text:span><text:span text:style-name="T6">)</text:span><text:span text:style-name="T10">;</text:span></text:p><text:p><text:span text:style-name="T10">2</text:span><text:span text:style-name="T10">8</text:span><text:span text:style-name="T10"> </text:span><text:span text:style-name="T10"><text:s/></text:span><text:span text:style-name="T10"><text:s/></text:span><text:span text:style-name="T9">t</text:span><text:span text:style-name="T9">e</text:span><text:span text:style-name="T9">s</text:span><text:span text:style-name="T9">t</text:span><text:span text:style-name="T10">.</text:span><text:span text:style-name="T10">i</text:span><text:span text:style-name="T10">d</text:span><text:span text:style-name="T10">e</text:span><text:span text:style-name="T10">n</text:span><text:span text:style-name="T10">t</text:span><text:span text:style-name="T10">i</text:span><text:span text:style-name="T10">c</text:span><text:span text:style-name="T10">a</text:span><text:span text:style-name="T10">l</text:span><text:span text:style-name="T10">(</text:span><text:span text:style-name="T10"> </text:span><text:span text:style-name="T10">g</text:span><text:span text:style-name="T10">o</text:span><text:span text:style-name="T10">t</text:span><text:span text:style-name="T10">,</text:span><text:span text:style-name="T10">e</text:span><text:span text:style-name="T10">x</text:span><text:span text:style-name="T10">p</text:span><text:span text:style-name="T10">e</text:span><text:span text:style-name="T10">c</text:span><text:span text:style-name="T10">t</text:span><text:span text:style-name="T10">e</text:span><text:span text:style-name="T10">d</text:span><text:span text:style-name="T11"> </text:span><text:span text:style-name="T6">)</text:span><text:span text:style-name="T6">;</text:span></text:p><text:p><text:span text:style-name="T10">2</text:span><text:span text:style-name="T10">9</text:span><text:span text:style-name="T10"> </text:span><text:span text:style-name="T10"><text:s/></text:span><text:span text:style-name="T10"><text:s/></text:span><text:span text:style-name="T9">t</text:span><text:span text:style-name="T9">e</text:span><text:span text:style-name="T9">s</text:span><text:span text:style-name="T9">t</text:span><text:span text:style-name="T10">.</text:span><text:span text:style-name="T10">c</text:span><text:span text:style-name="T10">l</text:span><text:span text:style-name="T10">o</text:span><text:span text:style-name="T10">s</text:span><text:span text:style-name="T10">e</text:span><text:span text:style-name="T10">(</text:span><text:span text:style-name="T10"> </text:span><text:span text:style-name="T11">'</text:span><text:span text:style-name="T11">j</text:span><text:span text:style-name="T11">o</text:span><text:span text:style-name="T11">i</text:span><text:span text:style-name="T11">n</text:span><text:span text:style-name="T11"> </text:span><text:span text:style-name="T11">s</text:span><text:span text:style-name="T11">t</text:span><text:span text:style-name="T11">r</text:span><text:span text:style-name="T11">i</text:span><text:span text:style-name="T11">n</text:span><text:span text:style-name="T11">g</text:span><text:span text:style-name="T11">s</text:span><text:span text:style-name="T11">'</text:span><text:span text:style-name="T11"> </text:span><text:span text:style-name="T6">)</text:span><text:span text:style-name="T10">;</text:span></text:p><text:p><text:span text:style-name="T10">3</text:span><text:span text:style-name="T10">0</text:span><text:span text:style-name="T10"> </text:span><text:span text:style-name="T10">}</text:span></text:p><text:p><text:span text:style-name="T10">3</text:span><text:span text:style-name="T10">1</text:span></text:p></draw:text-box></draw:frame><draw:polyline text:anchor-type="paragraph" draw:z-index="16" draw:name="Shape7" draw:style-name="gr25" draw:text-style-name="P14" svg:width="0.2217in" svg:height="1.5713in" draw:transform="rotate (-3.14159265358979) translate (1.66388888888889in 4.46736111111111in)" svg:viewBox="0 0 564 3992" draw:points="49,3992 564,3992 564,3767 564,0 0,0"><text:p/></draw:polyline><draw:line text:anchor-type="paragraph" draw:z-index="17" draw:name="Shape6" draw:style-name="gr26" draw:text-style-name="P15" svg:x1="5.1008in" svg:y1="3.0161in" svg:x2="6.8972in" svg:y2="3.1551in"><text:p/></draw:line><draw:line text:anchor-type="paragraph" draw:z-index="18" draw:name="Shape6" draw:style-name="gr27" draw:text-style-name="P15" svg:x1="6.1846in" svg:y1="3.7795in" svg:x2="6.889in" svg:y2="3.7102in"><text:p text:style-name="P15"/></draw:line><draw:line text:anchor-type="paragraph" draw:z-index="19" draw:name="Shape9" draw:style-name="gr28" draw:text-style-name="P15" svg:x1="1.8618in" svg:y1="2.2807in" svg:x2="1.861in" svg:y2="4.7591in"><text:p/></draw:line><draw:polyline text:anchor-type="paragraph" draw:z-index="20" draw:name="Shape7" draw:style-name="gr29" draw:text-style-name="P14" svg:width="0.3047in" svg:height="2.3386in" draw:transform="rotate (-3.14159265358979) translate (1.66388888888889in 4.65486111111111in)" svg:viewBox="0 0 775 5941" draw:points="68,5941 775,5941 775,5607 775,0 0,0"><text:p/></draw:polyline><draw:line text:anchor-type="paragraph" draw:z-index="21" draw:name="Shape6" draw:style-name="gr26" draw:text-style-name="P15" svg:x1="5.3173in" svg:y1="4.0319in" svg:x2="6.7154in" svg:y2="4.2228in"><text:p/></draw:line><draw:frame text:anchor-type="paragraph" draw:z-index="22" draw:name="Shape8" draw:style-name="gr30" draw:text-style-name="P16" svg:width="2.2276in" svg:height="0.1953in" svg:x="6.7709in" svg:y="4.1362in"><draw:text-box><text:p><text:span text:style-name="T12">closing of test cases</text:span></text:p></draw:text-box></draw:frame><draw:frame text:anchor-type="paragraph" draw:z-index="23" draw:name="Shape8" draw:style-name="gr31" draw:text-style-name="P16" svg:width="1.0587in" svg:height="0.2177in" svg:x="7.011in" svg:y="3.6083in"><draw:text-box><text:p><text:span text:style-name="T12">test check</text:span></text:p></draw:text-box></draw:frame><draw:frame text:anchor-type="paragraph" draw:z-index="24" draw:name="Shape8" draw:style-name="gr32" draw:text-style-name="P16" svg:width="2.5461in" svg:height="0.2232in" svg:x="6.9736in" svg:y="2.9984in"><draw:text-box><text:p><text:span text:style-name="T12">o</text:span><text:span text:style-name="T12">p</text:span><text:span text:style-name="T12">e</text:span><text:span text:style-name="T12">n</text:span><text:span text:style-name="T12">i</text:span><text:span text:style-name="T12">n</text:span><text:span text:style-name="T12">g</text:span><text:span text:style-name="T12"> </text:span><text:span text:style-name="T12">o</text:span><text:span text:style-name="T12">f</text:span><text:span text:style-name="T12"> </text:span><text:span text:style-name="T12">t</text:span><text:span text:style-name="T12">e</text:span><text:span text:style-name="T12">s</text:span><text:span text:style-name="T12">t</text:span><text:span text:style-name="T12"> </text:span><text:span text:style-name="T12">c</text:span><text:span text:style-name="T12">a</text:span><text:span text:style-name="T12">s</text:span><text:span text:style-name="T12">e</text:span><text:span text:style-name="T12">s</text:span><text:span text:style-name="T12"> </text:span></text:p></draw:text-box></draw:frame><draw:polyline text:anchor-type="paragraph" draw:z-index="27" draw:name="Shape7" draw:style-name="gr42" draw:text-style-name="P18" svg:width="0.1307in" svg:height="0.5811in" draw:transform="rotate (-3.14159265358979) translate (1.66388888888889in 4.05763888888889in)" svg:viewBox="0 0 333 1477" draw:points="29,1477 333,1477 333,1393 333,0 0,0"><text:p/></draw:polyline><draw:polyline text:anchor-type="paragraph" draw:z-index="28" draw:name="Shape7" draw:style-name="gr42" draw:text-style-name="P18" svg:width="0.1307in" svg:height="0.5811in" svg:x="6.1846in" svg:y="3.4756in" svg:viewBox="0 0 333 1477" draw:points="29,1477 333,1477 333,1393 333,0 0,0"><text:p/></draw:polyline><draw:polyline text:anchor-type="paragraph" draw:z-index="29" draw:name="Shape7" draw:style-name="gr25" draw:text-style-name="P14" svg:width="0.2217in" svg:height="1.5713in" svg:x="6.2898in" svg:y="2.8953in" svg:viewBox="0 0 564 3992" draw:points="49,3992 564,3992 564,3767 564,0 0,0"><text:p/></draw:polyline><draw:line text:anchor-type="paragraph" draw:z-index="30" draw:name="Shape6" draw:style-name="gr26" draw:text-style-name="P15" svg:x1="5.022in" svg:y1="4.422in" svg:x2="6.715in" svg:y2="4.2228in"><text:p/></draw:line><draw:line text:anchor-type="paragraph" draw:z-index="31" draw:name="Shape6" draw:style-name="gr26" draw:text-style-name="P15" svg:x1="5.0744in" svg:y1="3.5886in" svg:x2="6.8972in" svg:y2="3.1547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DejaVu Sans Mono1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20 30" svg:d="M10 0l-10 30h20z"/>
    <draw:marker draw:name="Arrowhead_20_2" draw:display-name="Arrowhead 2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1:02:53.347852564</meta:creation-date>
    <dc:date>2019-05-13T14:44:40.900625765</dc:date>
    <meta:editing-duration>PT7H52M23S</meta:editing-duration>
    <meta:editing-cycles>91</meta:editing-cycles>
    <meta:generator>LibreOffice/6.0.7.3$Linux_X86_64 LibreOffice_project/00m0$Build-3</meta:generator>
    <meta:document-statistic meta:table-count="0" meta:image-count="0" meta:object-count="0" meta:page-count="3" meta:paragraph-count="0" meta:word-count="0" meta:character-count="0" meta:non-whitespace-character-count="0"/>
  </office:meta>
</office:document-meta>
</file>